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Standard">
      <style:text-properties officeooo:paragraph-rsid="002e1fcc"/>
    </style:style>
    <style:style style:name="P3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4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6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7" style:family="paragraph" style:parent-style-name="Standard">
      <style:paragraph-properties fo:text-align="end" style:justify-single-word="false"/>
      <style:text-properties officeooo:paragraph-rsid="002e1fcc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paragraph-rsid="002c3669"/>
    </style:style>
    <style:style style:name="P9" style:family="paragraph" style:parent-style-name="Standard">
      <style:text-properties officeooo:paragraph-rsid="002c3669"/>
    </style:style>
    <style:style style:name="P10" style:family="paragraph" style:parent-style-name="Standard">
      <style:text-properties officeooo:paragraph-rsid="004b0ede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officeooo:paragraph-rsid="002c3669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3333ff" loext:opacity="100%" style:font-name="Arial narrow" fo:font-size="12pt" fo:font-weight="normal" officeooo:rsid="0050e25a" officeooo:paragraph-rsid="004b0ed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53f3cd"/>
    </style:style>
    <style:style style:name="P14" style:family="paragraph" style:parent-style-name="Text_20_body">
      <style:text-properties fo:font-size="6pt" style:font-size-asian="5.25pt" style:font-size-complex="6pt"/>
    </style:style>
    <style:style style:name="P15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6c833" officeooo:paragraph-rsid="0056c83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6c833" officeooo:paragraph-rsid="0057c5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7c505" officeooo:paragraph-rsid="0057c50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/>
      <style:text-properties style:use-window-font-color="true" loext:opacity="0%" style:font-name="arial" fo:font-size="12pt" style:text-underline-style="solid" style:text-underline-width="auto" style:text-underline-color="font-color" fo:font-weight="normal" officeooo:rsid="0056c833" officeooo:paragraph-rsid="0056c83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style:use-window-font-color="true" loext:opacity="0%" style:font-name="arial" fo:font-size="12pt" style:text-underline-style="none" fo:font-weight="normal" officeooo:rsid="0056c833" officeooo:paragraph-rsid="0056c83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1" fo:font-size="15pt" fo:font-weight="bold" officeooo:rsid="000a3fc5" officeooo:paragraph-rsid="004b0ede" style:font-size-asian="15pt" style:font-weight-asian="bold" style:font-size-complex="15pt" style:font-weight-complex="bold"/>
    </style:style>
    <style:style style:name="P21" style:family="paragraph" style:parent-style-name="Standard">
      <style:paragraph-properties fo:line-height="115%"/>
      <style:text-properties style:use-window-font-color="true" loext:opacity="0%" style:font-name="arial" fo:font-size="12pt" style:text-underline-style="solid" style:text-underline-width="auto" style:text-underline-color="font-color" fo:font-weight="normal" officeooo:rsid="0056c833" officeooo:paragraph-rsid="0056c83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style:use-window-font-color="true" loext:opacity="0%" style:font-name="arial" fo:font-size="12pt" style:text-underline-style="solid" style:text-underline-width="auto" style:text-underline-color="font-color" fo:font-weight="normal" officeooo:rsid="00594f0a" officeooo:paragraph-rsid="00594f0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6c833" officeooo:paragraph-rsid="0056c83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94f0a" officeooo:paragraph-rsid="00594f0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7c505" officeooo:paragraph-rsid="0057c50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/>
      <style:text-properties style:use-window-font-color="true" loext:opacity="0%" style:font-name="arial" fo:font-size="12pt" fo:font-weight="normal" officeooo:rsid="0057c505" officeooo:paragraph-rsid="00594f0a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text-underline-style="none" officeooo:rsid="003dd9ef" style:font-name-complex="Arial1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style:font-name="Arial1" fo:font-size="15pt" fo:font-weight="bold" officeooo:rsid="000a3fc5" style:font-size-asian="15pt" style:font-weight-asian="bold" style:font-size-complex="15pt" style:font-weight-complex="bold"/>
    </style:style>
    <style:style style:name="T8" style:family="text">
      <style:text-properties style:font-name="Arial1" fo:font-size="15pt" fo:font-weight="bold" officeooo:rsid="0052015b" style:font-size-asian="15pt" style:font-weight-asian="bold" style:font-size-complex="15pt" style:font-weight-complex="bold"/>
    </style:style>
    <style:style style:name="T9" style:family="text">
      <style:text-properties style:font-name="Arial1" fo:font-size="15pt" fo:font-weight="bold" officeooo:rsid="004de616" style:font-size-asian="15pt" style:font-weight-asian="bold" style:font-size-complex="15pt" style:font-weight-complex="bold"/>
    </style:style>
    <style:style style:name="T10" style:family="text">
      <style:text-properties style:use-window-font-color="true" loext:opacity="0%" style:font-name="arial" fo:font-size="12pt" fo:font-weight="bold" officeooo:rsid="00278f10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style:font-name="arial" fo:font-size="12pt" fo:font-weight="bold" officeooo:rsid="0053f3cd" style:font-size-asian="12pt" style:font-weight-asian="bold" style:font-size-complex="12pt" style:font-weight-complex="bold"/>
    </style:style>
    <style:style style:name="T12" style:family="text">
      <style:text-properties style:use-window-font-color="true" loext:opacity="0%" style:font-name="arial" fo:font-size="12pt" fo:font-weight="bold" officeooo:rsid="000e5ccf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style:font-name="arial" fo:font-size="12pt" fo:font-weight="bold" officeooo:rsid="0056a27f" style:font-size-asian="12pt" style:font-weight-asian="bold" style:font-size-complex="12pt" style:font-weight-complex="bold"/>
    </style:style>
    <style:style style:name="T14" style:family="text">
      <style:text-properties officeooo:rsid="0057c505"/>
    </style:style>
    <style:style style:name="T15" style:family="text">
      <style:text-properties style:text-underline-style="solid" style:text-underline-width="auto" style:text-underline-color="font-color" fo:font-weight="bold" officeooo:rsid="00594f0a" style:font-weight-asian="bold" style:font-weight-complex="bold"/>
    </style:style>
    <style:style style:name="T16" style:family="text">
      <style:text-properties officeooo:rsid="00594f0a"/>
    </style:style>
    <style:style style:name="T17" style:family="text">
      <style:text-properties fo:font-weight="bold" officeooo:rsid="00594f0a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1">Mòdul <text:span text:style-name="T5">9 – Programació de serveis i processos</text:span></text:p>
          </table:table-cell>
        </table:table-row>
        <table:table-row table:style-name="Taula1.2">
          <table:table-cell table:style-name="Taula1.A2" office:value-type="string">
            <text:p text:style-name="P8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9"/>
      <text:p text:style-name="P20"/>
      <text:p text:style-name="P10"><text:span text:style-name="T7">M</text:span><text:span text:style-name="T8">9.</text:span><text:span text:style-name="T7">UF</text:span><text:span text:style-name="T8">3 -</text:span><text:span text:style-name="T7"> </text:span><text:span text:style-name="T9">Web Services </text:span></text:p>
      <text:p text:style-name="P12"/>
      <text:p text:style-name="P13"><text:span text:style-name="T10">Pt2</text:span><text:span text:style-name="T13">b</text:span><text:span text:style-name="T10"> - </text:span><text:span text:style-name="T11">Consumidor</text:span><text:span text:style-name="T12"> </text:span><text:span text:style-name="T11">de Web Services</text:span></text:p>
      <text:p text:style-name="P12"/>
      <text:p text:style-name="P15">Utilitzant un <text:span text:style-name="T14">web service </text:span>productor de tercers a escollir, fes un consumidor <text:span text:style-name="T14">del web service </text:span>que compleixi els requisits següents:</text:p>
      <text:p text:style-name="P15"/>
      <text:p text:style-name="P16">1) <text:span text:style-name="T14">El consumidor s’ha de desenvolupar amb C# i .NET, usant separació per capes amb MVC. Si cal accedir a dades locals, cal usar EF </text:span></text:p>
      <text:p text:style-name="P16"/>
      <text:p text:style-name="P16"><text:span text:style-name="T14">2 El consumidor ha </text:span>de realitzar múltiples consultes al web service productor, <text:span text:style-name="T14">com a mínim en un dels escenaris següents </text:span><text:span text:style-name="T16">(pot ser un escenari més complex, però no més simple):</text:span></text:p>
      <text:p text:style-name="P15"/>
      <text:p text:style-name="P18">Escenari 1:</text:p>
      <text:p text:style-name="P15">a) L’usuari entra una informació a cercar</text:p>
      <text:p text:style-name="P15">b) Es fa la consulta al productor en base a la informació entrada en a</text:p>
      <text:p text:style-name="P15">c) S’obtenen les dades i es mostren a l’usuari</text:p>
      <text:p text:style-name="P15">d) En base a les dades que l’usuari seleccioni en c, es fa una nova consulta i es mostren les noves dades</text:p>
      <text:p text:style-name="P15"/>
      <text:p text:style-name="P18">Escenari 2:</text:p>
      <text:p text:style-name="P19">Igual que a l’escenari 1, però es comença mostrant una informació ja obtinguda consultant el web service productor</text:p>
      <text:p text:style-name="P15"/>
      <text:p text:style-name="P22">Escenari 3:</text:p>
      <text:p text:style-name="P24">Igual que a l’escenari 1, però les dades inicials les selecciona l’usuari a partir de dades d’una base de dades local (nom d’un país, d’una ciutat, d’una persona, d’una pel·lícula, ...)</text:p>
      <text:p text:style-name="P24"/>
      <text:p text:style-name="P15"/>
      <text:p text:style-name="P17">3) Cal mostrar la informació usant diferents components visuals (comboBoxes, dataGridViews, i d’altres com radioButtons, textBoxes o checkBoxes si cal)</text:p>
      <text:p text:style-name="P17"/>
      <text:p text:style-name="P17"/>
      <text:p text:style-name="P26"><text:span text:style-name="T15">IMPORTANT</text:span><text:span text:style-name="T16">: </text:span></text:p>
      <text:p text:style-name="P26"><text:span text:style-name="T16">a) </text:span>Cal que el consumidor aporti la màxima interacció amb l’usuari, per tant és important trobar un productor adequat.</text:p>
      <text:p text:style-name="P24">b) Es pot treballar per parelles, però cal que el web service productor escollit sigui diferent del dels companys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6.995cm" table:align="left" style:writing-mode="lr-tb"/>
    </style:style>
    <style:style style:name="Taula15.A" style:family="table-column">
      <style:table-column-properties style:column-width="10.197cm"/>
    </style:style>
    <style:style style:name="Taula15.B" style:family="table-column">
      <style:table-column-properties style:column-width="6.798cm"/>
    </style:style>
    <style:style style:name="Taula15.1" style:family="table-row">
      <style:table-row-properties style:min-row-height="1.307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Standard">
      <style:text-properties officeooo:paragraph-rsid="002e1fcc"/>
    </style:style>
    <style:style style:name="MP3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4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officeooo:paragraph-rsid="002e1fcc"/>
    </style:style>
    <style:style style:name="MP7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47cm" fo:margin-bottom="0.27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96cm" fo:margin-left="0cm" fo:margin-right="0cm" fo:margin-bottom="0.499cm" style:dynamic-spacing="false"/>
      </style:header-style>
      <style:footer-style>
        <style:header-footer-properties svg:height="2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tge1" text:anchor-type="char" svg:x="-0.358cm" svg:y="-0.736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2" text:anchor-type="char" svg:x="13.088cm" svg:y="-0.557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3"><text:span text:style-name="MT1">Nom arxiu: </text:span><text:span text:style-name="MT1"><text:file-name text:display="name-and-extension">ED2DAM_ACT_2223_M9_UF3_212_ConsumWS_Pt2b.odt</text:file-name></text:span></text:p>
              <text:p text:style-name="MP4">Elaborat: <text:s/><text:span text:style-name="MT2">Miquel Altayó</text:span></text:p>
            </table:table-cell>
            <table:table-cell table:style-name="Taula15.A1" office:value-type="string">
              <text:p text:style-name="MP5"><text:span text:style-name="MT1">Data: </text:span><text:span text:style-name="MT1"><text:date style:data-style-name="N34" text:date-value="2022-10-26T19:59:34.241826077">octubre</text:date></text:span><text:span text:style-name="MT1"><text:s/></text:span><text:span text:style-name="MT1"><text:date style:data-style-name="N121" text:date-value="2022-10-26T19:59:34.242066219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2-10-26T19:59:34.150251065</dc:date>
    <meta:editing-duration>PT7H55M33S</meta:editing-duration>
    <meta:editing-cycles>59</meta:editing-cycles>
    <meta:generator>LibreOffice/7.3.6.2$Linux_X86_64 LibreOffice_project/30$Build-2</meta:generator>
    <meta:document-statistic meta:table-count="2" meta:image-count="2" meta:object-count="0" meta:page-count="1" meta:paragraph-count="24" meta:word-count="277" meta:character-count="1683" meta:non-whitespace-character-count="1423"/>
  </office:meta>
</office:document-meta>
</file>